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ints">
      <style:text-properties officeooo:paragraph-rsid="001dd079"/>
    </style:style>
    <style:style style:name="P2" style:family="paragraph" style:parent-style-name="Hints" style:list-style-name="L1">
      <style:text-properties fo:font-weight="bold" officeooo:rsid="001dd079" officeooo:paragraph-rsid="001dd079" style:font-weight-asian="bold" style:font-weight-complex="bold"/>
    </style:style>
    <style:style style:name="P3" style:family="paragraph" style:parent-style-name="Hints">
      <style:text-properties fo:font-weight="bold" officeooo:rsid="001dd079" officeooo:paragraph-rsid="001dd079" style:font-weight-asian="bold" style:font-weight-complex="bold"/>
    </style:style>
    <style:style style:name="P4" style:family="paragraph" style:parent-style-name="Hints">
      <style:text-properties fo:font-weight="bold" officeooo:rsid="001dd079" officeooo:paragraph-rsid="0022912b" style:font-weight-asian="bold" style:font-weight-complex="bold"/>
    </style:style>
    <style:style style:name="P5" style:family="paragraph" style:parent-style-name="Hints">
      <style:text-properties fo:font-weight="bold" officeooo:rsid="002052a8" officeooo:paragraph-rsid="002052a8" style:font-weight-asian="bold" style:font-weight-complex="bold"/>
    </style:style>
    <style:style style:name="P6" style:family="paragraph" style:parent-style-name="Hints">
      <style:text-properties fo:font-weight="bold" officeooo:rsid="002052a8" officeooo:paragraph-rsid="0022912b" style:font-weight-asian="bold" style:font-weight-complex="bold"/>
    </style:style>
    <style:style style:name="P7" style:family="paragraph" style:parent-style-name="Hints" style:list-style-name="L1">
      <style:text-properties fo:font-weight="bold" officeooo:rsid="0020f064" officeooo:paragraph-rsid="0020f064" style:font-weight-asian="bold" style:font-weight-complex="bold"/>
    </style:style>
    <style:style style:name="P8" style:family="paragraph" style:parent-style-name="Hints">
      <style:text-properties fo:font-weight="bold" officeooo:rsid="002153da" officeooo:paragraph-rsid="002a11f6" style:font-weight-asian="bold" style:font-weight-complex="bold"/>
    </style:style>
    <style:style style:name="P9" style:family="paragraph" style:parent-style-name="Hints">
      <style:text-properties fo:font-weight="bold" officeooo:rsid="002a11f6" officeooo:paragraph-rsid="002a11f6" style:font-weight-asian="bold" style:font-weight-complex="bold"/>
    </style:style>
    <style:style style:name="P10" style:family="paragraph" style:parent-style-name="Hints">
      <style:text-properties fo:font-weight="bold" officeooo:rsid="002b1911" officeooo:paragraph-rsid="002b1911" style:font-weight-asian="bold" style:font-weight-complex="bold"/>
    </style:style>
    <style:style style:name="P11" style:family="paragraph" style:parent-style-name="Hints">
      <style:text-properties fo:font-weight="bold" officeooo:rsid="002c3495" officeooo:paragraph-rsid="002c3495" style:font-weight-asian="bold" style:font-weight-complex="bold"/>
    </style:style>
    <style:style style:name="P12" style:family="paragraph" style:parent-style-name="Hints" style:list-style-name="L3">
      <style:text-properties fo:font-weight="normal" officeooo:rsid="002d365b" officeooo:paragraph-rsid="002d365b" style:font-weight-asian="normal" style:font-weight-complex="normal"/>
    </style:style>
    <style:style style:name="P13" style:family="paragraph" style:parent-style-name="Hints">
      <style:text-properties officeooo:paragraph-rsid="0022912b"/>
    </style:style>
    <style:style style:name="P14" style:family="paragraph" style:parent-style-name="Standard">
      <style:text-properties officeooo:paragraph-rsid="001dd079"/>
    </style:style>
    <style:style style:name="P15" style:family="paragraph" style:parent-style-name="Standard">
      <style:text-properties fo:font-weight="bold" officeooo:paragraph-rsid="001dd079" style:font-weight-asian="bold"/>
    </style:style>
    <style:style style:name="P16" style:family="paragraph" style:parent-style-name="Standard">
      <style:text-properties fo:font-weight="bold" officeooo:rsid="001dd079" officeooo:paragraph-rsid="001dd079" style:font-weight-asian="bold"/>
    </style:style>
    <style:style style:name="P17" style:family="paragraph" style:parent-style-name="Standard">
      <style:text-properties fo:font-weight="bold" officeooo:rsid="001dd079" officeooo:paragraph-rsid="0022912b" style:font-weight-asian="bold"/>
    </style:style>
    <style:style style:name="P18" style:family="paragraph" style:parent-style-name="Standard">
      <style:text-properties fo:font-weight="bold" officeooo:paragraph-rsid="001dd079" style:font-weight-asian="bold" style:font-weight-complex="bold"/>
    </style:style>
    <style:style style:name="P19" style:family="paragraph" style:parent-style-name="Standard">
      <style:text-properties fo:font-weight="bold" officeooo:paragraph-rsid="0022912b" style:font-weight-asian="bold" style:font-weight-complex="bold"/>
    </style:style>
    <style:style style:name="P20" style:family="paragraph" style:parent-style-name="Standard">
      <style:text-properties fo:font-weight="bold" officeooo:paragraph-rsid="0022912b" style:font-weight-asian="bold"/>
    </style:style>
    <style:style style:name="P21" style:family="paragraph" style:parent-style-name="Standard" style:list-style-name="L2">
      <style:text-properties fo:font-weight="bold" officeooo:rsid="00281566" officeooo:paragraph-rsid="00281566" style:font-weight-asian="bold"/>
    </style:style>
    <style:style style:name="P22" style:family="paragraph" style:parent-style-name="Standard">
      <style:text-properties officeooo:paragraph-rsid="0022912b"/>
    </style:style>
    <style:style style:name="P23" style:family="paragraph" style:parent-style-name="Standard">
      <style:paragraph-properties fo:break-before="page"/>
      <style:text-properties officeooo:paragraph-rsid="001e0da1"/>
    </style:style>
    <style:style style:name="P24" style:family="paragraph" style:parent-style-name="Standard">
      <style:paragraph-properties fo:break-before="page"/>
      <style:text-properties officeooo:paragraph-rsid="0022912b"/>
    </style:style>
    <style:style style:name="P25" style:family="paragraph" style:parent-style-name="Table_20_Contents">
      <style:text-properties officeooo:rsid="002824ca" officeooo:paragraph-rsid="001e0da1"/>
    </style:style>
    <style:style style:name="P26" style:family="paragraph" style:parent-style-name="Table_20_Contents">
      <style:text-properties officeooo:rsid="002a1d61" officeooo:paragraph-rsid="001e0da1"/>
    </style:style>
    <style:style style:name="P27" style:family="paragraph" style:parent-style-name="Table_20_Contents">
      <style:text-properties style:text-position="0% 100%" officeooo:rsid="002b8a96" officeooo:paragraph-rsid="001e0da1"/>
    </style:style>
    <style:style style:name="P28" style:family="paragraph" style:parent-style-name="Table_20_Contents">
      <style:text-properties officeooo:paragraph-rsid="001e0da1"/>
    </style:style>
    <style:style style:name="T1" style:family="text">
      <style:text-properties officeooo:rsid="001dd079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0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d079" style:font-weight-asian="normal" style:font-weight-complex="normal"/>
    </style:style>
    <style:style style:name="T7" style:family="text">
      <style:text-properties fo:font-weight="normal" officeooo:rsid="002052a8" style:font-weight-asian="normal" style:font-weight-complex="normal"/>
    </style:style>
    <style:style style:name="T8" style:family="text">
      <style:text-properties fo:font-weight="normal" officeooo:rsid="00239a17" style:font-weight-asian="normal" style:font-weight-complex="normal"/>
    </style:style>
    <style:style style:name="T9" style:family="text">
      <style:text-properties fo:font-weight="normal" officeooo:rsid="00253d19" style:font-weight-asian="normal" style:font-weight-complex="normal"/>
    </style:style>
    <style:style style:name="T10" style:family="text">
      <style:text-properties fo:font-weight="normal" officeooo:rsid="002738cd" style:font-weight-asian="normal" style:font-weight-complex="normal"/>
    </style:style>
    <style:style style:name="T11" style:family="text">
      <style:text-properties fo:font-weight="normal" officeooo:rsid="002b1911" style:font-weight-asian="normal" style:font-weight-complex="normal"/>
    </style:style>
    <style:style style:name="T12" style:family="text">
      <style:text-properties officeooo:rsid="002a1d61"/>
    </style:style>
    <style:style style:name="T13" style:family="text">
      <style:text-properties officeooo:rsid="00239a17"/>
    </style:style>
    <style:style style:name="T14" style:family="text">
      <style:text-properties officeooo:rsid="002b191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5">Versio<text:span text:style-name="T12">n</text:span></text:p>
          </table:table-cell>
          <table:table-cell table:style-name="Table1.A1" office:value-type="string">
            <text:p text:style-name="P26">Date</text:p>
          </table:table-cell>
          <table:table-cell table:style-name="Table1.A1" office:value-type="string">
            <text:p text:style-name="P26">Author</text:p>
          </table:table-cell>
          <table:table-cell table:style-name="Table1.D1" office:value-type="string">
            <text:p text:style-name="P26">Comments</text:p>
          </table:table-cell>
        </table:table-row>
        <table:table-row>
          <table:table-cell table:style-name="Table1.A2" office:value-type="string">
            <text:p text:style-name="P27">1.0</text:p>
          </table:table-cell>
          <table:table-cell table:style-name="Table1.A2" office:value-type="string">
            <text:p text:style-name="P28">25/10/2016</text:p>
          </table:table-cell>
          <table:table-cell table:style-name="Table1.A2" office:value-type="string">
            <text:p text:style-name="P28">Simone</text:p>
          </table:table-cell>
          <table:table-cell table:style-name="Table1.D2" office:value-type="string">
            <text:p text:style-name="P28">First draft</text:p>
          </table:table-cell>
        </table:table-row>
      </table:table>
      <text:p text:style-name="P23"><text:span text:style-name="T2">Use Case:</text:span> <text:span text:style-name="T1">Register new user </text:span></text:p>
      <text:p text:style-name="P14"><text:span text:style-name="T2"/></text:p>
      <text:p text:style-name="P14"><text:span text:style-name="T2">Id</text:span>: <text:s/>???</text:p>
      <text:p text:style-name="P14"/>
      <text:p text:style-name="P16">Description</text:p>
      <text:p text:style-name="P14"><text:span text:style-name="T1">An </text:span><text:span text:style-name="T4">Unregisterd User</text:span><text:span text:style-name="T6"> wants to sign up on the system in order to use all the functionalities.</text:span></text:p>
      <text:p text:style-name="P14"/>
      <text:p text:style-name="P15">Actor<text:span text:style-name="T1">s</text:span></text:p>
      <text:p text:style-name="P18"><text:span text:style-name="T1">Unregistered User, Mail System</text:span></text:p>
      <text:p text:style-name="P14"/>
      <text:p text:style-name="P15"><text:span text:style-name="T1">Entry </text:span>Conditions</text:p>
      <text:p text:style-name="P1"><text:line-break/><text:span text:style-name="T1">The </text:span><text:span text:style-name="T4">Unregistered User </text:span><text:span text:style-name="T6">has all its ID data, the Driving License data and the Credit Card data.</text:span></text:p>
      <text:p text:style-name="P14"/>
      <text:p text:style-name="P16">Flow of events</text:p>
      <text:p text:style-name="P15"/>
      <text:list xml:id="list8005846939034563127" text:style-name="L1">
        <text:list-item>
          <text:p text:style-name="P2">Unregistered User<text:span text:style-name="T5"> connects to the </text:span>Company<text:span text:style-name="T5"> web page and selects the function “Sign Up”</text:span></text:p>
        </text:list-item>
        <text:list-item>
          <text:p text:style-name="P2"><text:span text:style-name="T5">The System returns a form to enter all the required data: Name, Surname, Birth date, Email address, Social Security Number, ID Card Number, Driving License number and Credit Card number.</text:span></text:p>
        </text:list-item>
        <text:list-item>
          <text:p text:style-name="P2">Unregistered User<text:span text:style-name="T5"> fill the forms with all the required informations.</text:span></text:p>
        </text:list-item>
        <text:list-item>
          <text:p text:style-name="P2"><text:span text:style-name="T5">The System store the request, generate</text:span><text:span text:style-name="T7">s </text:span><text:span text:style-name="T5">a random activation URL and ask the </text:span>Mail System <text:span text:style-name="T5">to forward this URL to the email address of the </text:span>Unregistered User<text:span text:style-name="T5">.</text:span></text:p>
        </text:list-item>
        <text:list-item>
          <text:p text:style-name="P7">Mail System<text:span text:style-name="T5"> sent the activation URL to the </text:span>Unregistered User<text:span text:style-name="T5"> using the email provided in the registration form.</text:span></text:p>
        </text:list-item>
      </text:list>
      <text:p text:style-name="P3"><text:span text:style-name="T5"/></text:p>
      <text:p text:style-name="P5">Exit Condition</text:p>
      <text:p text:style-name="P8"><text:span text:style-name="T5">The mail is received by the </text:span>Unregisted User<text:span text:style-name="T5">. </text:span></text:p>
      <text:p text:style-name="P9"><text:span text:style-name="T5">The System has stored the request of registration together with all the data provided by the </text:span>Unregistered User<text:span text:style-name="T5">. </text:span><text:span text:style-name="T11">However, the </text:span><text:span text:style-name="T14">Unregistered User</text:span><text:span text:style-name="T11"> is not still allowed to use the functionalities of the System.</text:span></text:p>
      <text:p text:style-name="P9"><text:span text:style-name="T11"/></text:p>
      <text:p text:style-name="P11">Alternate flow of events</text:p>
      <text:list xml:id="list5209973821804818843" text:style-name="L3">
        <text:list-item>
          <text:p text:style-name="P12">The System recognizes invalid data in the form compiled by the <text:span text:style-name="T3">Unregistered User</text:span> and informs it of the error. The flow of events restarts from point 2.</text:p>
        </text:list-item>
      </text:list>
      <text:p text:style-name="P8"><text:span text:style-name="T5"/></text:p>
      <text:p text:style-name="P24"><text:span text:style-name="T2">Use Case:</text:span> <text:span text:style-name="T13">Activate Unregistered User</text:span></text:p>
      <text:p text:style-name="P22"><text:span text:style-name="T2"/></text:p>
      <text:p text:style-name="P22"><text:span text:style-name="T2">Id</text:span>: <text:s/>???</text:p>
      <text:p text:style-name="P22"/>
      <text:p text:style-name="P17">Description</text:p>
      <text:p text:style-name="P22"><text:span text:style-name="T1">An </text:span><text:span text:style-name="T4">Unregisterd User</text:span><text:span text:style-name="T6"> wants to </text:span><text:span text:style-name="T8">activate </text:span><text:span text:style-name="T9">h</text:span><text:span text:style-name="T8">is account</text:span><text:span text:style-name="T6">.</text:span></text:p>
      <text:p text:style-name="P22"/>
      <text:p text:style-name="P20">Actor<text:span text:style-name="T1">s</text:span></text:p>
      <text:p text:style-name="P19"><text:span text:style-name="T1">Unregistered User</text:span></text:p>
      <text:p text:style-name="P22"/>
      <text:p text:style-name="P20"><text:span text:style-name="T1">Entry </text:span>Conditions</text:p>
      <text:p text:style-name="P13"><text:line-break/><text:span text:style-name="T1">The </text:span><text:span text:style-name="T4">Unregistered User </text:span><text:span text:style-name="T6">has </text:span><text:span text:style-name="T10">received an activation URL on his/her mail box</text:span><text:span text:style-name="T6">.</text:span></text:p>
      <text:p text:style-name="P22"/>
      <text:p text:style-name="P17">Flow of events</text:p>
      <text:list xml:id="list479427294813173757" text:style-name="L2">
        <text:list-item>
          <text:p text:style-name="P21">Unregistered User<text:span text:style-name="T5"> clicks on the activation URL.</text:span></text:p>
        </text:list-item>
        <text:list-item>
          <text:p text:style-name="P21"><text:span text:style-name="T5">The System </text:span><text:span text:style-name="T11">confirms the successful registration.</text:span></text:p>
        </text:list-item>
      </text:list>
      <text:p text:style-name="P4"/>
      <text:p text:style-name="P4"><text:span text:style-name="T5"/></text:p>
      <text:p text:style-name="P6">Exit Condition</text:p>
      <text:p text:style-name="P10"><text:span text:style-name="T5">The </text:span>Unregistered User<text:span text:style-name="T5"> is now allowed to access the System and all of its functional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ints" style:family="paragraph" style:parent-style-name="Standard">
      <style:text-properties fo:color="#5f5f5f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jack89 </meta:initial-creator>
    <meta:creation-date>2016-10-25T16:13:31.178479986</meta:creation-date>
    <dc:date>2016-10-25T17:12:50.243375240</dc:date>
    <dc:creator>tigerjack89 </dc:creator>
    <meta:editing-duration>PT59M13S</meta:editing-duration>
    <meta:editing-cycles>16</meta:editing-cycles>
    <meta:generator>LibreOffice/5.2.2.2$Linux_X86_64 LibreOffice_project/8f96e87c890bf8fa77463cd4b640a2312823f3ad</meta:generator>
    <meta:document-statistic meta:table-count="1" meta:image-count="0" meta:object-count="0" meta:page-count="3" meta:paragraph-count="40" meta:word-count="308" meta:character-count="1842" meta:non-whitespace-character-count="1576"/>
  </office:meta>
</office:document-meta>
</file>